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3a85" officeooo:paragraph-rsid="000d3a85"/>
    </style:style>
    <style:style style:name="P2" style:family="paragraph" style:parent-style-name="Standard">
      <style:paragraph-properties fo:text-align="start" style:justify-single-word="false"/>
      <style:text-properties officeooo:rsid="000d3a85" officeooo:paragraph-rsid="000d3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ower of Now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7:50:32.497280106</meta:creation-date>
    <dc:date>2018-07-14T17:52:07.472415945</dc:date>
    <meta:editing-duration>PT1M36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6.0.4.2$Linux_X86_64 LibreOffice_project/ffd98959f75c3d4df93843a2fb47af8ab67746fd</meta:generator>
  </office:meta>
</office:document-meta>
</file>